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Arial MT" fo:font-size="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column table:style-name="co6" table:number-columns-repeated="998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1">A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10" office:value-type="string" calcext:value-type="string">
            <text:p><text:span text:style-name="T1">C</text:span></text:p>
          </table:table-cell>
          <table:table-cell table:style-name="ce10" office:value-type="string" calcext:value-type="string">
            <text:p><text:span text:style-name="T1">D</text:span></text:p>
          </table:table-cell>
          <table:table-cell table:style-name="ce10" office:value-type="string" calcext:value-type="string">
            <text:p><text:span text:style-name="T1">E</text:span></text:p>
          </table:table-cell>
          <table:table-cell table:style-name="ce10" office:value-type="string" calcext:value-type="string">
            <text:p><text:span text:style-name="T1">F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PC</text:span></text:p>
          </table:table-cell>
          <table:table-cell table:style-name="ce18"/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18" table:number-columns-repeated="16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SP</text:span></text:p>
          </table:table-cell>
          <table:table-cell table:style-name="ce18"/>
          <table:table-cell table:style-name="ce4" table:number-columns-spanned="1" table:number-rows-spanned="2"/>
          <table:table-cell table:style-name="ce9" office:value-type="float" office:value="10" calcext:value-type="float">
            <text:p>10</text:p>
          </table:table-cell>
          <table:table-cell table:style-name="ce18" table:number-columns-repeated="16"/>
          <table:table-cell table:number-columns-repeated="1004"/>
        </table:table-row>
        <table:table-row table:style-name="ro2">
          <table:table-cell table:style-name="ce4" table:number-columns-spanned="1" table:number-rows-spanned="2"/>
          <table:table-cell table:style-name="ce7" table:number-columns-spanned="1" table:number-rows-spanned="2"/>
          <table:covered-table-cell/>
          <table:table-cell table:style-name="ce1" table:number-columns-repeated="10"/>
          <table:table-cell table:style-name="ce4" table:number-columns-spanned="1" table:number-rows-spanned="3"/>
          <table:table-cell table:style-name="ce15"/>
          <table:table-cell table:style-name="ce16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covered-table-cell table:style-name="ce8"/>
          <table:table-cell table:style-name="ce10" office:value-type="string" calcext:value-type="string">
            <text:p><text:span text:style-name="T1">PC</text:span></text:p>
          </table:table-cell>
          <table:table-cell table:style-name="ce10" office:value-type="string" calcext:value-type="string">
            <text:p><text:span text:style-name="T1">SP</text:span></text:p>
          </table:table-cell>
          <table:table-cell table:style-name="ce10" office:value-type="string" calcext:value-type="string">
            <text:p><text:span text:style-name="T1">[SP+1]</text:span></text:p>
          </table:table-cell>
          <table:table-cell table:style-name="ce10" office:value-type="string" calcext:value-type="string">
            <text:p><text:span text:style-name="T1">IR(hexa)</text:span></text:p>
          </table:table-cell>
          <table:table-cell table:style-name="ce3" office:value-type="string" calcext:value-type="string" table:number-columns-spanned="3" table:number-rows-spanned="1">
            <text:p><text:span text:style-name="T1">Instrucción(binario)</text:span></text:p>
          </table:table-cell>
          <table:covered-table-cell table:style-name="ce12"/>
          <table:covered-table-cell table:style-name="ce13"/>
          <table:table-cell table:style-name="ce10" office:value-type="string" calcext:value-type="string">
            <text:p><text:span text:style-name="T1">PC</text:span></text:p>
          </table:table-cell>
          <table:table-cell table:style-name="ce1"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0 / zero</text:span></text:p>
          </table:table-cell>
          <table:table-cell table:style-name="ce18"/>
          <table:covered-table-cell/>
          <table:table-cell table:style-name="ce14" office:value-type="string" calcext:value-type="string">
            <text:p><text:s/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 / ra</text:span></text:p>
          </table:table-cell>
          <table:table-cell table:style-name="ce18"/>
          <table:table-cell table:style-name="ce1"/>
          <table:table-cell table:style-name="ce14" office:value-type="string" calcext:value-type="string">
            <text:p><text:span text:style-name="T1">x19 / s3</text:span></text:p>
          </table:table-cell>
          <table:table-cell table:style-name="ce18"/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2" calcext:value-type="float">
            <text:p>2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2 / sp</text:span></text:p>
          </table:table-cell>
          <table:table-cell table:style-name="ce18"/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0 / s4</text:span></text:p>
          </table:table-cell>
          <table:table-cell table:style-name="ce18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3 / gp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1 / s5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3" calcext:value-type="float">
            <text:p>3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4 / tp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2 / s6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5 / t0</text:span></text:p>
          </table:table-cell>
          <table:table-cell table:style-name="ce18"/>
          <table:table-cell table:style-name="ce1"/>
          <table:table-cell table:style-name="ce14" office:value-type="string" calcext:value-type="string">
            <text:p><text:span text:style-name="T1">x23 / s7</text:span></text:p>
          </table:table-cell>
          <table:table-cell table:style-name="ce18"/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4" calcext:value-type="float">
            <text:p>4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6 / t1</text:span></text:p>
          </table:table-cell>
          <table:table-cell table:style-name="ce18"/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4 / s8</text:span></text:p>
          </table:table-cell>
          <table:table-cell table:style-name="ce18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7 / t2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5 / s9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5" calcext:value-type="float">
            <text:p>5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8 / s0 / fp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6 / s10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9 / s1</text:span></text:p>
          </table:table-cell>
          <table:table-cell table:style-name="ce18"/>
          <table:table-cell table:style-name="ce1"/>
          <table:table-cell table:style-name="ce14" office:value-type="string" calcext:value-type="string">
            <text:p><text:span text:style-name="T1">x27 / s11</text:span></text:p>
          </table:table-cell>
          <table:table-cell table:style-name="ce18"/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0 / a0</text:span></text:p>
          </table:table-cell>
          <table:table-cell table:style-name="ce18"/>
          <table:table-cell table:style-name="ce6" table:number-columns-spanned="1" table:number-rows-spanned="4"/>
          <table:table-cell table:style-name="ce14" office:value-type="string" calcext:value-type="string">
            <text:p><text:span text:style-name="T1">x28 / t3</text:span></text:p>
          </table:table-cell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1 / a1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29 / t4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7" calcext:value-type="float">
            <text:p>7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2 / a2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30 / t5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3 / a3</text:span></text:p>
          </table:table-cell>
          <table:table-cell table:style-name="ce18"/>
          <table:covered-table-cell/>
          <table:table-cell table:style-name="ce14" office:value-type="string" calcext:value-type="string">
            <text:p><text:span text:style-name="T1">x31 / t6</text:span></text:p>
          </table:table-cell>
          <table:table-cell table:style-name="ce18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8" calcext:value-type="float">
            <text:p>8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4 / a4</text:span></text:p>
          </table:table-cell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5 / a5</text:span></text:p>
          </table:table-cell>
          <table:table-cell table:style-name="ce18"/>
          <table:covered-table-cell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9" calcext:value-type="float">
            <text:p>9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6 / a6</text:span></text:p>
          </table:table-cell>
          <table:table-cell table:style-name="ce18"/>
          <table:covered-table-cell table:number-columns-repeated="7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5"/>
          <table:table-cell table:style-name="ce14" office:value-type="string" calcext:value-type="string">
            <text:p><text:span text:style-name="T1">x17 / a7</text:span></text:p>
          </table:table-cell>
          <table:table-cell table:style-name="ce18"/>
          <table:covered-table-cell table:number-columns-repeated="7"/>
          <table:table-cell table:number-columns-repeated="1004"/>
        </table:table-row>
        <table:table-row table:style-name="ro1">
          <table:covered-table-cell/>
          <table:table-cell table:style-name="ce9" office:value-type="float" office:value="10" calcext:value-type="float">
            <text:p>10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5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 table:number-columns-spanned="7" table:number-rows-spanned="1">
            <text:p>addi x5, x0, 0x007</text:p>
          </table:table-cell>
          <table:covered-table-cell table:number-columns-repeated="6"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 table:number-columns-spanned="7" table:number-rows-spanned="1">
            <text:p>addi x6, x0, 0x001 </text:p>
          </table:table-cell>
          <table:covered-table-cell table:number-columns-repeated="6"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 table:number-columns-spanned="7" table:number-rows-spanned="1">
            <text:p>and x6, x5, x6</text:p>
          </table:table-cell>
          <table:covered-table-cell table:number-columns-repeated="6"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23" office:value-type="string" calcext:value-type="string">
            <text:p>0c</text:p>
          </table:table-cell>
          <table:table-cell table:style-name="ce23" office:value-type="string" calcext:value-type="string" table:number-columns-spanned="7" table:number-rows-spanned="1">
            <text:p>beq x6, x0, 8</text:p>
          </table:table-cell>
          <table:covered-table-cell table:number-columns-repeated="6"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 table:number-columns-spanned="7" table:number-rows-spanned="1">
            <text:p>addi x5, x5, 0xFFF</text:p>
          </table:table-cell>
          <table:covered-table-cell table:number-columns-repeated="6"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 table:number-columns-spanned="7" table:number-rows-spanned="1">
            <text:p>srai x5, x5, 0x001</text:p>
          </table:table-cell>
          <table:covered-table-cell table:number-columns-repeated="6" table:style-name="ce23"/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Linux Libertine G" style:font-family-asian="'Linux Libertine G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12:35:55.425997266</dc:date>
    <meta:editing-duration>PT9M46S</meta:editing-duration>
    <meta:editing-cycles>1</meta:editing-cycles>
    <meta:document-statistic meta:table-count="1" meta:cell-count="105" meta:object-count="0"/>
  </office:meta>
</office:document-meta>
</file>